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margin-top="0in" fo:margin-bottom="0in" loext:contextual-spacing="true" fo:line-height="200%" fo:text-align="start" style:justify-single-word="false" fo:text-indent="0in" style:auto-text-indent="false" fo:background-color="transparent"/>
      <style:text-properties style:font-name="Times New Roman"/>
    </style:style>
    <style:style style:name="P2" style:family="paragraph" style:parent-style-name="Standard">
      <loext:graphic-properties draw:fill="none"/>
      <style:paragraph-properties fo:margin-left="0in" fo:margin-right="0in" fo:margin-top="0in" fo:margin-bottom="0in" loext:contextual-spacing="true" fo:line-height="200%" fo:text-align="start" style:justify-single-word="false" fo:text-indent="0in" style:auto-text-indent="false" fo:background-color="transparent"/>
      <style:text-properties style:font-name="Times New Roman" officeooo:rsid="00195616" officeooo:paragraph-rsid="00195616"/>
    </style:style>
    <style:style style:name="P3" style:family="paragraph" style:parent-style-name="Standard">
      <loext:graphic-properties draw:fill="none"/>
      <style:paragraph-properties fo:margin-left="0in" fo:margin-right="0in" fo:margin-top="0in" fo:margin-bottom="0in" loext:contextual-spacing="true" fo:line-height="200%" fo:text-align="start" style:justify-single-word="false" fo:text-indent="0in" style:auto-text-indent="false" fo:background-color="transparent"/>
      <style:text-properties style:font-name="Times New Roman" officeooo:rsid="001e6385" officeooo:paragraph-rsid="001e6385"/>
    </style:style>
    <style:style style:name="P4" style:family="paragraph" style:parent-style-name="Standard">
      <loext:graphic-properties draw:fill="none"/>
      <style:paragraph-properties fo:margin-left="0in" fo:margin-right="0in" fo:margin-top="0in" fo:margin-bottom="0in" loext:contextual-spacing="true" fo:line-height="200%" fo:text-align="start" style:justify-single-word="false" fo:text-indent="0in" style:auto-text-indent="false" fo:background-color="transparent"/>
      <style:text-properties style:font-name="Times New Roman" officeooo:rsid="001f74e1" officeooo:paragraph-rsid="001f74e1"/>
    </style:style>
    <style:style style:name="P5" style:family="paragraph" style:parent-style-name="Standard">
      <loext:graphic-properties draw:fill="none"/>
      <style:paragraph-properties fo:margin-left="0in" fo:margin-right="0in" fo:margin-top="0in" fo:margin-bottom="0in" loext:contextual-spacing="true" fo:line-height="200%" fo:text-align="start" style:justify-single-word="false" fo:text-indent="0in" style:auto-text-indent="false" fo:background-color="transparent"/>
      <style:text-properties style:font-name="Times New Roman" officeooo:rsid="001e6385" officeooo:paragraph-rsid="001e6385"/>
    </style:style>
    <style:style style:name="P6" style:family="paragraph" style:parent-style-name="Standard">
      <loext:graphic-properties draw:fill="none"/>
      <style:paragraph-properties fo:margin-left="0in" fo:margin-right="0in" fo:margin-top="0in" fo:margin-bottom="0in" loext:contextual-spacing="true" fo:line-height="200%" fo:text-align="start" style:justify-single-word="false" fo:text-indent="0in" style:auto-text-indent="false" fo:background-color="transparent"/>
      <style:text-properties style:font-name="Times New Roman" officeooo:rsid="00214d7b"/>
    </style:style>
    <style:style style:name="P7" style:family="paragraph" style:parent-style-name="Standard">
      <loext:graphic-properties draw:fill="none"/>
      <style:paragraph-properties fo:margin-left="0in" fo:margin-right="0in" fo:margin-top="0in" fo:margin-bottom="0in" loext:contextual-spacing="true" fo:line-height="200%" fo:text-align="start" style:justify-single-word="false" fo:text-indent="0in" style:auto-text-indent="false" fo:background-color="transparent"/>
      <style:text-properties style:font-name="Times New Roman" officeooo:rsid="00228a59"/>
    </style:style>
    <style:style style:name="P8" style:family="paragraph" style:parent-style-name="Standard">
      <loext:graphic-properties draw:fill="none"/>
      <style:paragraph-properties fo:margin-left="0in" fo:margin-right="0in" fo:margin-top="0in" fo:margin-bottom="0in" loext:contextual-spacing="true" fo:line-height="200%" fo:text-align="start" style:justify-single-word="false" fo:text-indent="0in" style:auto-text-indent="false" fo:background-color="transparent"/>
      <style:text-properties style:font-name="Times New Roman" officeooo:rsid="00228a59" officeooo:paragraph-rsid="00228a59"/>
    </style:style>
    <style:style style:name="P9" style:family="paragraph" style:parent-style-name="Standard">
      <loext:graphic-properties draw:fill="none"/>
      <style:paragraph-properties fo:margin-left="0in" fo:margin-right="0in" fo:margin-top="0in" fo:margin-bottom="0in" loext:contextual-spacing="true" fo:line-height="200%" fo:text-align="start" style:justify-single-word="false" fo:text-indent="0in" style:auto-text-indent="false" fo:background-color="transparent"/>
      <style:text-properties style:font-name="Times New Roman" officeooo:rsid="0024370f" officeooo:paragraph-rsid="0024370f"/>
    </style:style>
    <style:style style:name="P10" style:family="paragraph" style:parent-style-name="Standard">
      <loext:graphic-properties draw:fill="none"/>
      <style:paragraph-properties fo:margin-left="0in" fo:margin-right="0in" fo:margin-top="0in" fo:margin-bottom="0in" loext:contextual-spacing="true" fo:line-height="200%" fo:text-align="start" style:justify-single-word="false" fo:text-indent="0in" style:auto-text-indent="false" fo:background-color="transparent"/>
      <style:text-properties style:font-name="Times New Roman"/>
    </style:style>
    <style:style style:name="P11" style:family="paragraph" style:parent-style-name="Standard">
      <loext:graphic-properties draw:fill="none"/>
      <style:paragraph-properties fo:margin-left="0in" fo:margin-right="0in" fo:margin-top="0in" fo:margin-bottom="0in" loext:contextual-spacing="true" fo:line-height="200%" fo:text-align="start" style:justify-single-word="false" fo:text-indent="0in" style:auto-text-indent="false" fo:background-color="transparent"/>
      <style:text-properties style:font-name="Times New Roman" officeooo:paragraph-rsid="0024370f"/>
    </style:style>
    <style:style style:name="P12" style:family="paragraph" style:parent-style-name="Standard">
      <loext:graphic-properties draw:fill="none"/>
      <style:paragraph-properties fo:margin-left="0in" fo:margin-right="0in" fo:margin-top="0in" fo:margin-bottom="0in" loext:contextual-spacing="true" fo:line-height="200%" fo:text-align="start" style:justify-single-word="false" fo:text-indent="0in" style:auto-text-indent="false" fo:background-color="transparent"/>
      <style:text-properties style:font-name="Times New Roman" officeooo:rsid="0025c031" officeooo:paragraph-rsid="0025c031"/>
    </style:style>
    <style:style style:name="P13" style:family="paragraph" style:parent-style-name="Standard">
      <loext:graphic-properties draw:fill="none"/>
      <style:paragraph-properties fo:margin-left="0in" fo:margin-right="0in" fo:margin-top="0in" fo:margin-bottom="0in" loext:contextual-spacing="true" fo:line-height="200%" fo:text-align="start" style:justify-single-word="false" fo:text-indent="0in" style:auto-text-indent="false" fo:background-color="transparent"/>
      <style:text-properties style:font-name="Times New Roman" officeooo:rsid="001fff17"/>
    </style:style>
    <style:style style:name="P14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true" fo:line-height="200%" fo:text-align="start" style:justify-single-word="false" fo:text-indent="0in" style:auto-text-indent="false" style:page-number="auto" fo:background-color="transparent"/>
      <style:text-properties style:font-name="Times New Roman"/>
    </style:style>
    <style:style style:name="T1" style:family="text">
      <style:text-properties officeooo:rsid="00195616"/>
    </style:style>
    <style:style style:name="T2" style:family="text">
      <style:text-properties officeooo:rsid="001a5007"/>
    </style:style>
    <style:style style:name="T3" style:family="text">
      <style:text-properties officeooo:rsid="001cd8e4"/>
    </style:style>
    <style:style style:name="T4" style:family="text">
      <style:text-properties officeooo:rsid="001e6385"/>
    </style:style>
    <style:style style:name="T5" style:family="text">
      <style:text-properties officeooo:rsid="001f74e1"/>
    </style:style>
    <style:style style:name="T6" style:family="text">
      <style:text-properties officeooo:rsid="001fff17"/>
    </style:style>
    <style:style style:name="T7" style:family="text">
      <style:text-properties officeooo:rsid="00214d7b"/>
    </style:style>
    <style:style style:name="T8" style:family="text">
      <style:text-properties officeooo:rsid="00228a59"/>
    </style:style>
    <style:style style:name="T9" style:family="text">
      <style:text-properties officeooo:rsid="0024370f"/>
    </style:style>
    <style:style style:name="T10" style:family="text">
      <style:text-properties officeooo:rsid="0025c0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The North was white, the mountains cold,</text:p>
      <text:p text:style-name="P1">The land did thirst for heroes bold</text:p>
      <text:p text:style-name="P1">No warm word spread on sedge or stone</text:p>
      <text:p text:style-name="P1">When Ori woke and walked alone.</text:p>
      <text:p text:style-name="P1">He scoured the peopled hills and dells;</text:p>
      <text:p text:style-name="P1">He soured deep and gracious wells;</text:p>
      <text:p text:style-name="P1">He stooped and looked in Eldigfjall,</text:p>
      <text:p text:style-name="P1">And saw a forge that stretched the hall,</text:p>
      <text:p text:style-name="P1">He cleft the stone and dimmed the red,</text:p>
      <text:p text:style-name="P1">Now the fire is ashen dead.</text:p>
      <text:p text:style-name="P1"/>
      <text:p text:style-name="P1">The North was dark, the mountains steep,</text:p>
      <text:p text:style-name="P1">In Elder Days death did not reap</text:p>
      <text:p text:style-name="P1">Helheim’s hoary host choked the land </text:p>
      <text:p text:style-name="P1">The pall of chill stars spread like sand</text:p>
      <text:p text:style-name="P1">Heroes of old have passed away</text:p>
      <text:p text:style-name="P1">The North was black in Ori’s day.</text:p>
      <text:p text:style-name="P1"/>
      <text:p text:style-name="P1">A king he was on offal throne</text:p>
      <text:p text:style-name="P1">In mausoleum halls of stone</text:p>
      <text:p text:style-name="P1">Bleak blizzard cut and wind did roar </text:p>
      <text:p text:style-name="P1">His Fell storm spread to devour more</text:p>
      <text:p text:style-name="P1">No light of sun nor star nor moon</text:p>
      <text:p text:style-name="P1">Cold hate in heart of crystal hewn</text:p>
      <text:p text:style-name="P13">Undimmed by time and black as night</text:p>
      <text:p text:style-name="P13"><text:soft-page-break/>The endless spread of deathly plight</text:p>
      <text:p text:style-name="P1"/>
      <text:p text:style-name="P7">Yet some did stand against despair,</text:p>
      <text:p text:style-name="P7">Fine friends who strove to break the snare;</text:p>
      <text:p text:style-name="P7">Their bond was forged stout as lead </text:p>
      <text:p text:style-name="P7">Green, pink, blue, purple, orange, red</text:p>
      <text:p text:style-name="P7">Across the North did hope's spark spread</text:p>
      <text:p text:style-name="P7">The wave of doom on these friends brake</text:p>
      <text:p text:style-name="P7">The thirst for heroes they did slake</text:p>
      <text:p text:style-name="P1"/>
      <text:p text:style-name="P7">Uplifted then were Northern folk</text:p>
      <text:p text:style-name="P7">And throughout the snow music woke:</text:p>
      <text:p text:style-name="P7">The pipers piped, the old noots sang,</text:p>
      <text:p text:style-name="P7">Hymn of battle round the North rang</text:p>
      <text:p text:style-name="P1"/>
      <text:p text:style-name="P9">Foul hordes fell to our friends in droves</text:p>
      <text:p text:style-name="P9">Mighty forge fire once more rose </text:p>
      <text:p text:style-name="P9">Heroes strode tall and demons fall</text:p>
      <text:p text:style-name="P9">They breached the swirling, snowy, squall</text:p>
      <text:p text:style-name="P11">Ori stands fast before the friends</text:p>
      <text:p text:style-name="P11">Arms fall and heroes meet their ends</text:p>
      <text:p text:style-name="P11">But still the six fold stars appear</text:p>
      <text:p text:style-name="P11">Bright lights end fear, bring hearts to cheer</text:p>
      <text:p text:style-name="P11">Now lies Ori in stony sleep</text:p>
      <text:p text:style-name="P11">Till he wakes again, souls to rea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09:08:42.225000000</meta:creation-date>
    <dc:title>Times New Roman Twelve Point Double Space</dc:title>
    <meta:editing-duration>PT13H14M32S</meta:editing-duration>
    <meta:editing-cycles>3</meta:editing-cycles>
    <meta:generator>LibreOffice/6.1.2.1$Windows_X86_64 LibreOffice_project/65905a128db06ba48db947242809d14d3f9a93fe</meta:generator>
    <dc:date>2020-04-15T09:10:55.663000000</dc:date>
    <meta:document-statistic meta:table-count="0" meta:image-count="0" meta:object-count="0" meta:page-count="2" meta:paragraph-count="45" meta:word-count="305" meta:character-count="1602" meta:non-whitespace-character-count="1338"/>
    <meta:template xlink:type="simple" xlink:actuate="onRequest" xlink:title="Times New Roman Twelve Point Double Space" xlink:href="../../AppData/Roaming/LibreOffice/4/user/template/Times%20New%20Roman%20Twelve%20Point%20Double%20Space.ott" meta:date="2020-04-12T09:08:41.379000000"/>
  </office:meta>
</office:document-meta>
</file>